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iragino Maru Gothic ProN" svg:font-family="'Hiragino Maru Gothic ProN'" style:font-family-generic="swiss" style:font-pitch="variable"/>
    <style:font-face style:name="Liberation Sans" svg:font-family="'Liberation Sans'" style:font-family-generic="swiss" style:font-pitch="variable"/>
    <style:font-face style:name="ヒラギノ丸ゴ ProN" svg:font-family="'ヒラギノ丸ゴ ProN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</office:font-face-decls>
  <office:automatic-styles>
    <style:style style:name="co1" style:family="table-column">
      <style:table-column-properties fo:break-before="auto" style:column-width="38.12mm"/>
    </style:style>
    <style:style style:name="co2" style:family="table-column">
      <style:table-column-properties fo:break-before="auto" style:column-width="48.28mm"/>
    </style:style>
    <style:style style:name="co3" style:family="table-column">
      <style:table-column-properties fo:break-before="auto" style:column-width="10.16mm"/>
    </style:style>
    <style:style style:name="co4" style:family="table-column">
      <style:table-column-properties fo:break-before="auto" style:column-width="45.56mm"/>
    </style:style>
    <style:style style:name="co5" style:family="table-column">
      <style:table-column-properties fo:break-before="auto" style:column-width="64.89mm"/>
    </style:style>
    <style:style style:name="co6" style:family="table-column">
      <style:table-column-properties fo:break-before="auto" style:column-width="130.5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06pt solid #000000"/>
      <style:text-properties style:font-name="Hiragino Maru Gothic ProN" style:font-name-asian="Hiragino Maru Gothic ProN"/>
    </style:style>
    <style:style style:name="ce2" style:family="table-cell" style:parent-style-name="Default">
      <style:table-cell-properties fo:border="0.06pt solid #000000"/>
      <style:text-properties style:font-name="Hiragino Maru Gothic ProN" style:font-name-asian="Hiragino Maru Gothic ProN"/>
    </style:style>
    <style:style style:name="ce3" style:family="table-cell" style:parent-style-name="Default">
      <style:text-properties style:font-name="Hiragino Maru Gothic ProN" style:font-name-asian="Hiragino Maru Gothic ProN"/>
    </style:style>
    <style:style style:name="ce4" style:family="table-cell" style:parent-style-name="Default">
      <style:table-cell-properties fo:border="0.06pt solid #000000"/>
      <style:text-properties style:font-name="ヒラギノ丸ゴ ProN" style:font-name-asian="ヒラギノ丸ゴ ProN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Hiragino Maru Gothic ProN" style:font-name-asian="Hiragino Maru Gothic ProN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Hiragino Maru Gothic ProN" style:font-name-asian="Hiragino Maru Gothic ProN"/>
    </style:style>
  </office:automatic-styles>
  <office:body>
    <office:spreadsheet>
      <table:calculation-settings table:automatic-find-labels="false" table:use-regular-expressions="false" table:use-wildcards="true"/>
      <table:table table:name="Z80-8251-PPI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7" table:default-cell-style-name="ce3"/>
        <table:table-row table:style-name="ro1">
          <table:table-cell table:style-name="ce1" office:value-type="string" calcext:value-type="string">
            <text:p>部品番号</text:p>
          </table:table-cell>
          <table:table-cell table:style-name="ce1" office:value-type="string" calcext:value-type="string">
            <text:p>仕様</text:p>
          </table:table-cell>
          <table:table-cell table:style-name="ce1" office:value-type="string" calcext:value-type="string">
            <text:p>数量</text:p>
          </table:table-cell>
          <table:table-cell table:style-name="ce1" office:value-type="string" calcext:value-type="string">
            <text:p>代替可能品</text:p>
          </table:table-cell>
          <table:table-cell table:style-name="ce1" office:value-type="string" calcext:value-type="string">
            <text:p>備考</text:p>
          </table:table-cell>
          <table:table-cell table:style-name="ce1" office:value-type="string" calcext:value-type="string">
            <text:p><text:s/>Footprin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ピンソケット 1列x8pin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6" office:value-type="string" calcext:value-type="string">
            <text:p>ピンヘッダ1列x40pin等を切り分け</text:p>
          </table:table-cell>
          <table:table-cell table:style-name="ce2" office:value-type="string" calcext:value-type="string">
            <text:p>Socket_Arduino_Uno:Socket_Strip_Arduino_1x0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ピンソケット 1列x6pin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6" office:value-type="string" calcext:value-type="string">
            <text:p>ピンヘッダ1列x40pin等を切り分け</text:p>
          </table:table-cell>
          <table:table-cell table:style-name="ce2" office:value-type="string" calcext:value-type="string">
            <text:p>Socket_Arduino_Uno:Socket_Strip_Arduino_1x0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4</text:p>
          </table:table-cell>
          <table:table-cell table:style-name="ce2" office:value-type="string" calcext:value-type="string">
            <text:p>ピンソケット 1列x8pin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6" office:value-type="string" calcext:value-type="string">
            <text:p>ピンヘッダ1列x40pin等を切り分け</text:p>
          </table:table-cell>
          <table:table-cell table:style-name="ce2" office:value-type="string" calcext:value-type="string">
            <text:p>Socket_Arduino_Uno:Socket_Strip_Arduino_1x0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3</text:p>
          </table:table-cell>
          <table:table-cell table:style-name="ce2" office:value-type="string" calcext:value-type="string">
            <text:p>ピンソケット1列x10pin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6" office:value-type="string" calcext:value-type="string">
            <text:p>ピンヘッダ1列x40pin等を切り分け</text:p>
          </table:table-cell>
          <table:table-cell table:style-name="ce2" office:value-type="string" calcext:value-type="string">
            <text:p>Socket_Arduino_Uno:Socket_Strip_Arduino_1x1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74HC13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4HCT138</text:p>
          </table:table-cell>
          <table:table-cell table:style-name="ce2"/>
          <table:table-cell table:style-name="ce2" office:value-type="string" calcext:value-type="string">
            <text:p>Housings_DIP:DIP-16_W7.62mm_Socke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UPD8251AF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el 8251</text:p>
          </table:table-cell>
          <table:table-cell table:style-name="ce2"/>
          <table:table-cell table:style-name="ce2" office:value-type="string" calcext:value-type="string">
            <text:p>Housings_DIP:DIP-28_W15.24mm_Socke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UPD8255AC-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5L8255AP-5</text:p>
          </table:table-cell>
          <table:table-cell table:style-name="ce2"/>
          <table:table-cell table:style-name="ce2" office:value-type="string" calcext:value-type="string">
            <text:p>Housings_DIP:DIP-40_W15.24m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U4</text:p>
          </table:table-cell>
          <table:table-cell table:style-name="ce2" office:value-type="string" calcext:value-type="string">
            <text:p>74HC406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4HCT4060</text:p>
          </table:table-cell>
          <table:table-cell table:style-name="ce2"/>
          <table:table-cell table:style-name="ce2" office:value-type="string" calcext:value-type="string">
            <text:p>Housings_DIP:DIP-16_W7.62mm_Socke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J1</text:p>
          </table:table-cell>
          <table:table-cell table:style-name="ce4" office:value-type="string" calcext:value-type="string">
            <text:p>40 ピン L 型ボックスヘッダ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型2列ピンヘッダ</text:p>
          </table:table-cell>
          <table:table-cell table:style-name="ce2" office:value-type="string" calcext:value-type="string">
            <text:p>L型2列ピンヘッダでも可</text:p>
          </table:table-cell>
          <table:table-cell table:style-name="ce2" office:value-type="string" calcext:value-type="string">
            <text:p>Pin_Headers:Pin_Header_Angled_2x2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J2、J3、J7</text:p>
          </table:table-cell>
          <table:table-cell table:style-name="ce2" office:value-type="string" calcext:value-type="string">
            <text:p>ピンヘッダ 2列x8pin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6" office:value-type="string" calcext:value-type="string">
            <text:p>ピンヘッダ2列x40pin等を切り分け</text:p>
          </table:table-cell>
          <table:table-cell table:style-name="ce2" office:value-type="string" calcext:value-type="string">
            <text:p>Pin_Headers:Pin_Header_Straight_2x0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J4</text:p>
          </table:table-cell>
          <table:table-cell table:style-name="ce2" office:value-type="string" calcext:value-type="string">
            <text:p>L型1列ピンヘッダ 6pin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6" office:value-type="string" calcext:value-type="string">
            <text:p>L型ピンヘッダ1列x40pin等を切り分け</text:p>
          </table:table-cell>
          <table:table-cell table:style-name="ce2" office:value-type="string" calcext:value-type="string">
            <text:p>Pin_Headers:Pin_Header_Angled_1x0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J5、J6</text:p>
          </table:table-cell>
          <table:table-cell table:style-name="ce2" office:value-type="string" calcext:value-type="string">
            <text:p>14pin ボックスヘッダ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ピンヘッダ 2列x7pin</text:p>
          </table:table-cell>
          <table:table-cell table:style-name="ce2" office:value-type="string" calcext:value-type="string">
            <text:p>ピンヘッダで代替も可</text:p>
          </table:table-cell>
          <table:table-cell table:style-name="ce2" office:value-type="string" calcext:value-type="string">
            <text:p>Pin_Headers:Pin_Header_Straight_2x07_Pitch2.54m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1</text:p>
          </table:table-cell>
          <table:table-cell table:style-name="ce2" office:value-type="string" calcext:value-type="string">
            <text:p>4.9152MHz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水晶振動子</text:p>
          </table:table-cell>
          <table:table-cell table:style-name="ce2"/>
          <table:table-cell table:style-name="ce2" office:value-type="string" calcext:value-type="string">
            <text:p>Crystals:HC-49V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1MΩ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カーボン抵抗器</text:p>
          </table:table-cell>
          <table:table-cell table:style-name="ce2"/>
          <table:table-cell table:style-name="ce2" office:value-type="string" calcext:value-type="string">
            <text:p>Resistors_THT:R_Axial_DIN0207_L6.3mm_D2.5mm_P10.16mm_Horizonta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100kΩ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カーボン抵抗器</text:p>
          </table:table-cell>
          <table:table-cell table:style-name="ce2"/>
          <table:table-cell table:style-name="ce2" office:value-type="string" calcext:value-type="string">
            <text:p>Resistors_THT:R_Axial_DIN0207_L6.3mm_D2.5mm_P10.16mm_Horizonta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1kΩ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カーボン抵抗器</text:p>
          </table:table-cell>
          <table:table-cell table:style-name="ce2"/>
          <table:table-cell table:style-name="ce2" office:value-type="string" calcext:value-type="string">
            <text:p>Resistors_THT:R_Axial_DIN0207_L6.3mm_D2.5mm_P10.16mm_Horizonta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1、C2</text:p>
          </table:table-cell>
          <table:table-cell table:style-name="ce2" office:value-type="string" calcext:value-type="string">
            <text:p>22pF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積層セラミックコンデンサ</text:p>
          </table:table-cell>
          <table:table-cell table:style-name="ce2"/>
          <table:table-cell table:style-name="ce2" office:value-type="string" calcext:value-type="string">
            <text:p>Capacitors_THT:C_Rect_L4.0mm_W2.5mm_P2.50m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3、C4、C5、C6</text:p>
          </table:table-cell>
          <table:table-cell table:style-name="ce2" office:value-type="string" calcext:value-type="string">
            <text:p>0.1μF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積層セラミックコンデンサ</text:p>
          </table:table-cell>
          <table:table-cell table:style-name="ce2"/>
          <table:table-cell table:style-name="ce2" office:value-type="string" calcext:value-type="string">
            <text:p>Capacitors_THT:C_Rect_L4.0mm_W2.5mm_P2.50m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Q1</text:p>
          </table:table-cell>
          <table:table-cell table:style-name="ce2" office:value-type="string" calcext:value-type="string">
            <text:p>2SC18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小電力トランジスタ</text:p>
          </table:table-cell>
          <table:table-cell table:style-name="ce2" office:value-type="string" calcext:value-type="string">
            <text:p>1815同等品なら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C7</text:p>
          </table:table-cell>
          <table:table-cell table:style-name="ce2" office:value-type="string" calcext:value-type="string">
            <text:p>10μ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電解/タンタルコンデンサ</text:p>
          </table:table-cell>
          <table:table-cell table:style-name="ce2"/>
          <table:table-cell table:style-name="ce2" office:value-type="string" calcext:value-type="string">
            <text:p>Capacitor_THT:CP_Radial_D5.0mm_P2.50mm</text:p>
          </table:table-cell>
          <table:table-cell table:number-columns-repeated="1017"/>
        </table:table-row>
        <table:table-row table:style-name="ro1" table:number-rows-repeated="104855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iragino Maru Gothic ProN" svg:font-family="'Hiragino Maru Gothic ProN'" style:font-family-generic="swiss" style:font-pitch="variable"/>
    <style:font-face style:name="Liberation Sans" svg:font-family="'Liberation Sans'" style:font-family-generic="swiss" style:font-pitch="variable"/>
    <style:font-face style:name="ヒラギノ丸ゴ ProN" svg:font-family="'ヒラギノ丸ゴ ProN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Hiragino Mincho ProN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8">0000/00/00</text:date>, <text:time style:data-style-name="N2" text:time-value="16:40:59.9990378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8T16:42:17.984343709</dc:date>
    <meta:editing-duration>PT9M15S</meta:editing-duration>
    <meta:editing-cycles>7</meta:editing-cycles>
    <meta:generator>LibreOffice/6.1.2.1$MacOSX_X86_64 LibreOffice_project/65905a128db06ba48db947242809d14d3f9a93fe</meta:generator>
    <meta:document-statistic meta:table-count="1" meta:cell-count="114" meta:object-count="0"/>
  </office:meta>
</office:document-meta>
</file>